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color="#000000" loext:opacity="100%" fo:font-size="15pt" style:text-underline-style="none" fo:font-weight="normal" officeooo:rsid="0004a169" officeooo:paragraph-rsid="0004a169"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color="#000000" loext:opacity="100%" fo:font-size="15pt" fo:font-style="normal" style:text-underline-style="none" fo:font-weight="bold" officeooo:rsid="0004a169" officeooo:paragraph-rsid="0004a169" style:font-size-asian="13.1000003814697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fo:color="#000000" loext:opacity="100%" fo:font-size="15pt" fo:font-style="italic" style:text-underline-style="none" fo:font-weight="bold" officeooo:rsid="0004a169" officeooo:paragraph-rsid="0004a169" style:font-size-asian="13.1000003814697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3465a4" loext:opacity="100%" fo:font-size="28pt" fo:font-style="italic" style:text-underline-style="solid" style:text-underline-width="auto" style:text-underline-color="font-color" fo:font-weight="bold" officeooo:rsid="00039715" style:font-size-asian="24.5pt" style:font-style-asian="italic" style:font-weight-asian="bold" style:font-size-complex="28pt" style:font-style-complex="italic" style:font-weight-complex="bold"/>
    </style:style>
    <style:style style:name="P5" style:family="paragraph" style:parent-style-name="Standard">
      <style:paragraph-properties fo:text-align="start" style:justify-single-word="false"/>
      <style:text-properties fo:color="#000000" loext:opacity="100%" fo:font-size="12pt" fo:font-style="normal" style:text-underline-style="none" fo:font-weight="normal" officeooo:rsid="0004a169" officeooo:paragraph-rsid="0004a169" style:font-size-asian="10.5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fo:color="#000000" loext:opacity="100%" fo:font-size="12pt" fo:font-style="normal" style:text-underline-style="none" fo:font-weight="normal" officeooo:rsid="0004a169" officeooo:paragraph-rsid="0004a169" style:font-size-asian="10.5pt" style:font-style-asian="normal" style:font-weight-asian="normal" style:font-size-complex="12pt" style:font-style-complex="normal" style:font-weight-complex="normal"/>
    </style:style>
    <style:style style:name="P7" style:family="paragraph" style:parent-style-name="Standard" style:list-style-name="L2">
      <style:paragraph-properties fo:text-align="start" style:justify-single-word="false"/>
      <style:text-properties fo:color="#000000" loext:opacity="100%" fo:font-size="12pt" fo:font-style="normal" style:text-underline-style="none" fo:font-weight="normal" officeooo:rsid="0004d8dc" officeooo:paragraph-rsid="0004d8dc" style:font-size-asian="10.5pt" style:font-style-asian="normal" style:font-weight-asian="normal" style:font-size-complex="12pt" style:font-style-complex="normal" style:font-weight-complex="normal"/>
    </style:style>
    <style:style style:name="P8" style:family="paragraph" style:parent-style-name="Standard" style:list-style-name="L4">
      <style:paragraph-properties fo:text-align="start" style:justify-single-word="false"/>
      <style:text-properties fo:color="#000000" loext:opacity="100%" fo:font-size="12pt" fo:font-style="normal" style:text-underline-style="none" fo:font-weight="normal" officeooo:rsid="0005a129" officeooo:paragraph-rsid="0005a1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loext:opacity="100%" fo:font-size="12pt" fo:font-style="italic" style:text-underline-style="none" fo:font-weight="normal" officeooo:rsid="0004a169" officeooo:paragraph-rsid="0004a169"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color="#000000" loext:opacity="100%" fo:font-size="12pt" fo:font-style="italic" style:text-underline-style="none" fo:font-weight="normal" officeooo:rsid="0004d8dc" officeooo:paragraph-rsid="0004d8dc"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000000" loext:opacity="100%" fo:font-size="15pt" fo:font-style="italic" style:text-underline-style="none" fo:font-weight="normal" officeooo:rsid="0004a169" officeooo:paragraph-rsid="0004a169"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start" style:justify-single-word="false"/>
      <style:text-properties fo:color="#000000" loext:opacity="100%" fo:font-size="15pt" fo:font-style="italic" style:text-underline-style="none" fo:font-weight="normal" officeooo:rsid="0004a169" officeooo:paragraph-rsid="0004a169" style:font-size-asian="13.1000003814697pt" style:font-style-asian="italic" style:font-weight-asian="normal" style:font-size-complex="15pt" style:font-style-complex="italic" style:font-weight-complex="normal"/>
    </style:style>
    <style:style style:name="P13" style:family="paragraph" style:parent-style-name="Standard">
      <style:paragraph-properties fo:text-align="start" style:justify-single-word="false"/>
      <style:text-properties fo:color="#000000" loext:opacity="100%" fo:font-size="15pt" fo:font-style="italic" style:text-underline-style="none" fo:font-weight="normal" officeooo:rsid="0004d8dc" officeooo:paragraph-rsid="0004d8dc" style:font-size-asian="13.1000003814697pt" style:font-style-asian="italic" style:font-weight-asian="normal" style:font-size-complex="15pt" style:font-style-complex="italic" style:font-weight-complex="normal"/>
    </style:style>
    <style:style style:name="P14" style:family="paragraph" style:parent-style-name="Standard" style:list-style-name="L2">
      <style:paragraph-properties fo:text-align="start" style:justify-single-word="false"/>
      <style:text-properties fo:font-style="normal" officeooo:rsid="0004d8dc" officeooo:paragraph-rsid="0004d8dc" style:font-style-asian="normal" style:font-style-complex="normal"/>
    </style:style>
    <style:style style:name="P15" style:family="paragraph" style:parent-style-name="Standard" style:list-style-name="L2">
      <style:paragraph-properties fo:text-align="start" style:justify-single-word="false"/>
      <style:text-properties fo:font-size="15pt" fo:font-style="italic" officeooo:paragraph-rsid="0004d8dc" style:font-size-asian="15pt" style:font-style-asian="italic" style:font-size-complex="15pt" style:font-style-complex="italic"/>
    </style:style>
    <style:style style:name="T1" style:family="text">
      <style:text-properties fo:font-style="italic" style:font-style-asian="italic" style:font-style-complex="italic"/>
    </style:style>
    <style:style style:name="T2" style:family="text">
      <style:text-properties fo:font-style="italic" officeooo:rsid="00039715" style:font-style-asian="italic" style:font-style-complex="italic"/>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color="#000000" loext:opacity="100%" fo:font-size="12pt" style:text-underline-style="none" fo:font-weight="normal" style:font-size-asian="10.5pt" style:font-weight-asian="normal" style:font-size-complex="12pt" style:font-weight-complex="normal"/>
    </style:style>
    <style:style style:name="T6" style:family="text">
      <style:text-properties fo:color="#000000" loext:opacity="100%" style:text-underline-style="none" fo:font-weight="normal" officeooo:rsid="0004d8dc" style:font-weight-asian="normal" style:font-weight-complex="normal"/>
    </style:style>
    <style:style style:name="T7" style:family="text">
      <style:text-properties fo:color="#000000" loext:opacity="100%" style:text-underline-style="none" fo:font-weight="normal" officeooo:rsid="0004a169" style:font-weight-asian="normal" style:font-weight-complex="normal"/>
    </style:style>
    <style:style style:name="T8" style:family="text">
      <style:text-properties fo:font-size="15pt" fo:font-style="italic" style:font-size-asian="15pt" style:font-style-asian="italic" style:font-size-complex="15pt"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MICILE</text:p>
      <text:p text:style-name="P1"><text:span text:style-name="T2">D</text:span><text:span text:style-name="T1">omicile?</text:span></text:p>
      <text:p text:style-name="P2"/>
      <text:p text:style-name="P2"><text:tab/><text:span text:style-name="T3">With the rapid increase of need for Education, a lot of students have moved to the city in pursuit of one. Domicile is the best solution for students that need affordable, well monitored and maintained facilities for room sharing here in Kenya. The app will be able to connect different individuals according to their interests and choices, find a home of their choice and connect them to the agencies for the homes. It will also monitor the state of the room mates to ensure harmony throughout their stay.</text:span></text:p>
      <text:p text:style-name="P5"/>
      <text:p text:style-name="P11">Why Domicile?</text:p>
      <text:p text:style-name="P9"><text:tab/></text:p>
      <text:p text:style-name="P5"><text:tab/>With the poor economy state that is being experienced here in Kenya, most of the students or rather some of the employees in big cities are finding it hard to manage their rent’s and lifestyle. This has contributed to most of the people living in unpleasant neighbor hoods so as to afford their lifestyle. </text:p>
      <text:p text:style-name="P5">Domicile is here to offer them a better yet enhanced and affordable solution to what they have at the moment.</text:p>
      <text:p text:style-name="P5"/>
      <text:p text:style-name="P12">What’s on the Table?</text:p>
      <text:p text:style-name="P3"><text:span text:style-name="T4">Domicile will have the following functionalities:</text:span></text:p>
      <text:p text:style-name="P5"><text:tab/><text:tab/><text:tab/></text:p>
      <text:list xml:id="list580383732" text:style-name="L1">
        <text:list-item>
          <text:list>
            <text:list-item>
              <text:list>
                <text:list-item>
                  <text:list>
                    <text:list-item>
                      <text:p text:style-name="P6">Collect client details.</text:p>
                    </text:list-item>
                    <text:list-item>
                      <text:p text:style-name="P6">Verify client according to Domicile’s conditions</text:p>
                    </text:list-item>
                    <text:list-item>
                      <text:p text:style-name="P6">Collect client Interests through their inputs and psychologist’s statement.</text:p>
                    </text:list-item>
                    <text:list-item>
                      <text:p text:style-name="P6">Match the interests with the available options in Domicile.</text:p>
                    </text:list-item>
                    <text:list-item>
                      <text:p text:style-name="P6">Connect the client with the matched homes.</text:p>
                    </text:list-item>
                    <text:list-item>
                      <text:p text:style-name="P6">Add a roommate to the homes according to clients requests and interests.</text:p>
                    </text:list-item>
                    <text:list-item>
                      <text:p text:style-name="P6">Monitor the state of relationship from time to time.</text:p>
                    </text:list-item>
                    <text:list-item>
                      <text:p text:style-name="P6">Switch room mates according to Domicile’s policies.<text:tab/><text:tab/><text:tab/></text:p>
                    </text:list-item>
                  </text:list>
                </text:list-item>
              </text:list>
            </text:list-item>
          </text:list>
        </text:list-item>
      </text:list>
      <text:p text:style-name="P5"><text:s/></text:p>
      <text:p text:style-name="P13">Risk’s Associated?</text:p>
      <text:p text:style-name="P10"><text:tab/></text:p>
      <text:list xml:id="list3570957012" text:style-name="L2">
        <text:list-item>
          <text:list>
            <text:list-item>
              <text:list>
                <text:list-item>
                  <text:list>
                    <text:list-item>
                      <text:p text:style-name="P7">Some room mates may reach to a time of conflicts.</text:p>
                    </text:list-item>
                    <text:list-item>
                      <text:p text:style-name="P14"><text:span text:style-name="T5">According to the interest of the client, some rooms may be a bit expensive.</text:span></text:p>
                    </text:list-item>
                    <text:list-item>
                      <text:p text:style-name="P7">It’s not easy to control what will happen in the rooms unless alerted by individuals.</text:p>
                      <text:p text:style-name="P15"><text:span text:style-name="T6"><text:tab/></text:span><text:span text:style-name="T7"><text:tab/></text:span></text:p>
                    </text:list-item>
                  </text:list>
                </text:list-item>
              </text:list>
            </text:list-item>
          </text:list>
        </text:list-item>
      </text:list>
      <text:p text:style-name="P11"><text:s/>Project Scope:</text:p>
      <text:list xml:id="list1672314743" text:style-name="L4">
        <text:list-item>
          <text:p text:style-name="P8">User Registration by creating a profile</text:p>
        </text:list-item>
        <text:list-item>
          <text:p text:style-name="P8">User login through email and password</text:p>
        </text:list-item>
        <text:list-item>
          <text:p text:style-name="P8">Access to Dashboard that contains the available rooms and their details.</text:p>
        </text:list-item>
        <text:list-item>
          <text:p text:style-name="P8">A link to apply for room by sending an email to the manageme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6:30:53.176559840</meta:creation-date>
    <dc:date>2023-09-10T10:39:14.021649214</dc:date>
    <meta:editing-duration>PT51M37S</meta:editing-duration>
    <meta:editing-cycles>4</meta:editing-cycles>
    <meta:generator>LibreOffice/7.3.7.2$Linux_X86_64 LibreOffice_project/30$Build-2</meta:generator>
    <meta:document-statistic meta:table-count="0" meta:image-count="0" meta:object-count="0" meta:page-count="1" meta:paragraph-count="30" meta:word-count="333" meta:character-count="1924" meta:non-whitespace-character-count="1617"/>
  </office:meta>
</office:document-meta>
</file>